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321c" officeooo:paragraph-rsid="0008321c"/>
    </style:style>
    <style:style style:name="P2" style:family="paragraph" style:parent-style-name="Standard">
      <style:text-properties officeooo:rsid="0008459a" officeooo:paragraph-rsid="0008459a"/>
    </style:style>
    <style:style style:name="P3" style:family="paragraph" style:parent-style-name="Standard">
      <style:text-properties officeooo:rsid="00092d82" officeooo:paragraph-rsid="00092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uuuuuuuuuuuuuuuuuuu PPPPPPPPPaaaaaaauuuulllll</text:p>
      <text:p text:style-name="P1"/>
      <text:p text:style-name="P1"/>
      <text:p text:style-name="P1"/>
      <text:p text:style-name="P2">Test</text:p>
      <text:p text:style-name="P3">pas la meme cho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11:36:46.177000000</dc:date>
    <meta:editing-duration>PT39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" meta:word-count="7" meta:character-count="72" meta:non-whitespace-character-count="68"/>
  </office:meta>
</office:document-meta>
</file>